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6.401cm"/>
    </style:style>
    <style:style style:name="gr4" style:family="graphic" style:parent-style-name="standard">
      <style:graphic-properties draw:stroke="none" draw:fill="none" fo:min-height="5.69cm"/>
    </style:style>
    <style:style style:name="gr5" style:family="graphic">
      <style:graphic-properties style:protect="size"/>
    </style:style>
    <style:style style:name="gr6" style:family="graphic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2.001cm"/>
    </style:style>
    <style:style style:name="gr8" style:family="graphic" style:parent-style-name="standard">
      <style:graphic-properties svg:stroke-color="#cc000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0099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3.201cm"/>
    </style:style>
    <style:style style:name="gr11" style:family="graphic" style:parent-style-name="standard">
      <style:graphic-properties draw:stroke="none" draw:fill="none" fo:min-height="2.35cm"/>
    </style:style>
    <style:style style:name="gr12" style:family="graphic" style:parent-style-name="standard">
      <style:graphic-properties draw:stroke="none" draw:fill="none" fo:min-height="2.058cm"/>
    </style:style>
    <style:style style:name="gr13" style:family="graphic" style:parent-style-name="standard">
      <style:graphic-properties draw:stroke="none" draw:fill="none" fo:min-height="2.15cm"/>
    </style:style>
    <style:style style:name="gr14" style:family="graphic" style:parent-style-name="standard">
      <style:graphic-properties draw:stroke="none" draw:fill="none" fo:min-height="2.944cm"/>
    </style:style>
    <style:style style:name="gr15" style:family="graphic" style:parent-style-name="standard">
      <style:graphic-properties svg:stroke-color="#990000" draw:fill="none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text-properties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T1" style:family="text">
      <style:text-properties fo:language="fr" fo:country="FR"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6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77cm" svg:height="6.65cm" svg:x="15.8cm" svg:y="5.8cm">
          <draw:text-box>
            <text:p><text:span text:style-name="T1">Pour l'entreprise :</text:span></text:p>
            <text:p><text:span text:style-name="T1"/></text:p>
            <text:list text:style-name="L1">
              <text:list-item>
                <text:p><text:span text:style-name="T2">Anticipation</text:span></text:p>
              </text:list-item>
              <text:list-item>
                <text:p><text:span text:style-name="T2">Changement</text:span></text:p>
              </text:list-item>
              <text:list-item>
                <text:p><text:span text:style-name="T2">Coopération</text:span></text:p>
              </text:list-item>
              <text:list-item>
                <text:p><text:span text:style-name="T2">Innovation</text:span></text:p>
              </text:list-item>
              <text:list-item>
                <text:p><text:span text:style-name="T2">Partage de culture</text:span></text:p>
              </text:list-item>
              <text:list-item>
                <text:p><text:span text:style-name="T2">Prendre des risques</text:span></text:p>
              </text:list-item>
              <text:list-item>
                <text:p><text:span text:style-name="T2">Simplicité</text:span></text:p>
              </text:list-item>
            </text:list>
          </draw:text-box>
        </draw:frame>
        <draw:custom-shape draw:style-name="gr2" draw:text-style-name="P2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3"><text:span text:style-name="T3">Qu'est-ce que l'agilité ?</text:span></text:p>
          </draw:text-box>
        </draw:frame>
        <draw:frame draw:style-name="gr3" draw:layer="layout" svg:width="14.87cm" svg:height="6.651cm" svg:x="1.73cm" svg:y="5.839cm">
          <draw:text-box>
            <text:p><text:span text:style-name="T4">L’agilité sert à :</text:span></text:p>
            <text:p/>
            <text:list text:style-name="L1">
              <text:list-item>
                <text:p>Adaptabilité, flexibilité, réactivité</text:p>
              </text:list-item>
              <text:list-item>
                <text:p>Amélioration continue</text:p>
              </text:list-item>
              <text:list-item>
                <text:p>Anticipation, culture du changement</text:p>
              </text:list-item>
              <text:list-item>
                <text:p>Culture collaborative, droit a l’erreur</text:p>
              </text:list-item>
              <text:list-item>
                <text:p>Culture client</text:p>
              </text:list-item>
              <text:list-item>
                <text:p>Développement des compétences</text:p>
              </text:list-item>
              <text:list-item>
                <text:p>Management de la complexité</text:p>
              </text:list-item>
            </text:list>
          </draw:text-box>
        </draw:frame>
        <draw:frame draw:style-name="gr4" draw:layer="layout" svg:width="18.214cm" svg:height="5.94cm" svg:x="1.7cm" svg:y="13.76cm">
          <draw:text-box>
            <text:p><text:span text:style-name="T4">Permet de :</text:span></text:p>
            <text:p/>
            <text:list text:style-name="L1">
              <text:list-item>
                <text:p>Conquérir de nouvelles opportunités</text:p>
              </text:list-item>
              <text:list-item>
                <text:p>Conserver ses parts de marché</text:p>
              </text:list-item>
              <text:list-item>
                <text:p>Répondre à l’incertitude et l’instabilité</text:p>
              </text:list-item>
              <text:list-item>
                <text:p>S'adapter aux besoins des clients</text:p>
              </text:list-item>
              <text:list-item>
                <text:p>Se mettre dans une posture d’innovation et de bien-être</text:p>
              </text:list-item>
              <text:list-item>
                <text:p>Se renouveler en période de cr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2cm" svg:y="-0.136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2" draw:layer="Mise en page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3.506cm" svg:x="1.403cm" svg:y="0.837cm" presentation:class="title" presentation:user-transformed="true">
          <draw:text-box>
            <text:p text:style-name="P3"><text:span text:style-name="T3">Renard</text:span></text:p>
          </draw:text-box>
        </draw:frame>
        <draw:frame draw:style-name="gr7" draw:text-style-name="P2" draw:layer="layout" svg:width="7.6cm" svg:height="2.943cm" svg:x="6cm" svg:y="7.2cm">
          <draw:text-box>
            <text:p text:style-name="P2"><text:span text:style-name="T1">Anticipation</text:span></text:p>
            <text:p text:style-name="P2"><text:span text:style-name="T5">Il anticipe ses mouvements pour attraper ses proies</text:span></text:p>
            <text:p><text:span text:style-name="T1"/></text:p>
          </draw:text-box>
        </draw:frame>
        <draw:custom-shape draw:style-name="gr8" draw:text-style-name="P2" draw:layer="layout" svg:width="4.8cm" svg:height="2.4cm" svg:x="5.6cm" svg:y="15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7.2cm" svg:height="2.451cm" svg:x="6.192cm" svg:y="7.2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layer="layout" svg:width="7.2cm" svg:height="3.451cm" svg:x="15.4cm" svg:y="7.2cm">
          <draw:text-box>
            <text:p text:style-name="P2"><text:span text:style-name="T1">Changement</text:span></text:p>
            <text:p text:style-name="P2"><text:span text:style-name="T5">Il change très peu d'environnement</text:span></text:p>
            <text:p><text:span text:style-name="T1"/></text:p>
          </draw:text-box>
        </draw:frame>
        <draw:frame draw:style-name="gr11" draw:text-style-name="P2" draw:layer="layout" svg:width="9cm" svg:height="2.6cm" svg:x="5.8cm" svg:y="11.6cm">
          <draw:text-box>
            <text:p text:style-name="P2"><text:span text:style-name="T1">Coopération</text:span></text:p>
            <text:p text:style-name="P2"><text:span text:style-name="T6">Il est solitaire et ne coopère pas</text:span></text:p>
          </draw:text-box>
        </draw:frame>
        <draw:frame draw:style-name="gr12" draw:text-style-name="P2" draw:layer="layout" svg:width="6.2cm" svg:height="2.308cm" svg:x="4.9cm" svg:y="15.6cm">
          <draw:text-box>
            <text:p text:style-name="P2"><text:span text:style-name="T1">Innovation</text:span></text:p>
            <text:p text:style-name="P2"><text:span text:style-name="T5">Il n'innove pas</text:span></text:p>
            <text:p><text:span text:style-name="T1"/></text:p>
          </draw:text-box>
        </draw:frame>
        <draw:frame draw:style-name="gr10" draw:layer="layout" svg:width="7.6cm" svg:height="3.451cm" svg:x="15.8cm" svg:y="15.6cm">
          <draw:text-box>
            <text:p text:style-name="P2"><text:span text:style-name="T1">Partage de culture</text:span></text:p>
            <text:p text:style-name="P2"><text:span text:style-name="T5">Il ne partage pas son savoir</text:span></text:p>
          </draw:text-box>
        </draw:frame>
        <draw:frame draw:style-name="gr13" draw:text-style-name="P2" draw:layer="layout" svg:width="7.6cm" svg:height="2.4cm" svg:x="15.3cm" svg:y="11.251cm">
          <draw:text-box>
            <text:p text:style-name="P2"><text:span text:style-name="T1">Prendre des risques</text:span></text:p>
            <text:p text:style-name="P2"><text:span text:style-name="T7">Il prend des risques en chassant</text:span></text:p>
          </draw:text-box>
        </draw:frame>
        <draw:frame draw:style-name="gr14" draw:text-style-name="P2" draw:layer="layout" svg:width="7.6cm" svg:height="3.194cm" svg:x="9.6cm" svg:y="15.357cm">
          <draw:text-box>
            <text:p text:style-name="P2"><text:span text:style-name="T1">Simplicité</text:span></text:p>
            <text:p text:style-name="P2"><text:span text:style-name="T5">Il change très peu d'environnement</text:span></text:p>
            <text:p><text:span text:style-name="T1"/></text:p>
          </draw:text-box>
        </draw:frame>
        <draw:custom-shape draw:style-name="gr15" draw:text-style-name="P2" draw:layer="layout" svg:width="7.2cm" svg:height="2.451cm" svg:x="15.4cm" svg:y="7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8cm" svg:height="2.451cm" svg:x="6.2cm" svg:y="11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7.2cm" svg:height="2.451cm" svg:x="16cm" svg:y="15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5cm" svg:height="2.451cm" svg:x="10.8cm" svg:y="15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7.4cm" svg:height="2.4cm" svg:x="15.4cm" svg:y="11.2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2cm" svg:y="-0.136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1T16:02:19.990596163</dc:date>
    <meta:editing-duration>PT3H45M3S</meta:editing-duration>
    <meta:editing-cycles>14</meta:editing-cycles>
    <meta:generator>LibreOffice/4.2.8.2$Linux_X86_64 LibreOffice_project/420m0$Build-2</meta:generator>
    <meta:document-statistic meta:object-count="46"/>
  </office:meta>
</office:document-meta>
</file>